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6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15.33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6.A2" style:family="table-cell">
      <style:table-cell-properties fo:padding-left="0.123cm" fo:padding-right="0.123cm" fo:padding-top="0cm" fo:padding-bottom="0cm" fo:border="0.05pt solid #000000"/>
    </style:style>
    <style:style style:name="Tabla1" style:family="table">
      <style:table-properties style:width="15.339cm" fo:margin-left="0.25cm" table:align="left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2" style:family="table">
      <style:table-properties style:width="15.339cm" fo:margin-left="0.25cm" table:align="left" style:writing-mode="lr-tb"/>
    </style:style>
    <style:style style:name="Tabla2.A" style:family="table-column">
      <style:table-column-properties style:column-width="15.33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2.A2" style:family="table-cell">
      <style:table-cell-properties fo:padding-left="0.123cm" fo:padding-right="0.123cm" fo:padding-top="0cm" fo:padding-bottom="0cm" fo:border="0.05pt solid #000000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15.33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4.A2" style:family="table-cell">
      <style:table-cell-properties fo:padding-left="0.123cm" fo:padding-right="0.123cm" fo:padding-top="0cm" fo:padding-bottom="0cm" fo:border="0.05pt solid #000000"/>
    </style:style>
    <style:style style:name="P1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1a54e" style:font-weight-asian="bold" style:font-name-complex="Arial" style:font-weight-complex="bold"/>
    </style:style>
    <style:style style:name="P2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31ec7" style:font-weight-asian="bold" style:font-name-complex="Arial" style:font-weight-complex="bold"/>
    </style:style>
    <style:style style:name="P3" style:family="paragraph" style:parent-style-name="Standard">
      <style:text-properties style:font-name="Arial" fo:font-weight="bold" officeooo:paragraph-rsid="0001a54e" style:font-weight-asian="bold" style:font-name-complex="Arial" style:font-weight-complex="bold"/>
    </style:style>
    <style:style style:name="P4" style:family="paragraph" style:parent-style-name="Standard">
      <style:text-properties style:font-name="Arial" fo:font-weight="bold" officeooo:paragraph-rsid="00031ec7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officeooo:rsid="0001a54e" officeooo:paragraph-rsid="0001a54e" style:font-weight-asian="bold" style:font-weight-complex="bold"/>
    </style:style>
    <style:style style:name="P6" style:family="paragraph" style:parent-style-name="Standard">
      <style:paragraph-properties fo:text-align="start" style:justify-single-word="false" style:text-autospace="ideograph-alpha"/>
      <style:text-properties fo:font-weight="bold" officeooo:rsid="000747d9" officeooo:paragraph-rsid="00031ec7" style:font-weight-asian="bold" style:font-weight-complex="bold"/>
    </style:style>
    <style:style style:name="P7" style:family="paragraph" style:parent-style-name="Standard">
      <style:paragraph-properties fo:text-align="start" style:justify-single-word="false" style:text-autospace="ideograph-alpha"/>
      <style:text-properties style:font-name="Courier New" officeooo:rsid="0001a54e" officeooo:paragraph-rsid="0001a54e" style:font-name-complex="Courier New"/>
    </style:style>
    <style:style style:name="P8" style:family="paragraph" style:parent-style-name="Standard">
      <style:paragraph-properties fo:text-align="start" style:justify-single-word="false" style:text-autospace="ideograph-alpha"/>
      <style:text-properties style:font-name="Courier New" officeooo:rsid="000747d9" officeooo:paragraph-rsid="00031ec7" style:font-name-complex="Courier New"/>
    </style:style>
    <style:style style:name="P9" style:family="paragraph" style:parent-style-name="Standard">
      <style:paragraph-properties fo:text-align="start" style:justify-single-word="false" style:text-autospace="ideograph-alpha"/>
      <style:text-properties style:font-name="Courier New" officeooo:rsid="00114100" officeooo:paragraph-rsid="00031ec7" style:font-name-complex="Courier New"/>
    </style:style>
    <style:style style:name="P10" style:family="paragraph" style:parent-style-name="Standard">
      <style:text-properties style:font-name="Courier New" fo:font-weight="bold" officeooo:paragraph-rsid="0001a54e" style:font-weight-asian="bold" style:font-name-complex="Courier New" style:font-weight-complex="bold"/>
    </style:style>
    <style:style style:name="P11" style:family="paragraph" style:parent-style-name="Standard">
      <style:text-properties style:font-name="Courier New" fo:font-weight="bold" officeooo:rsid="000747d9" officeooo:paragraph-rsid="00031ec7" style:font-weight-asian="bold" style:font-name-complex="Courier New" style:font-weight-complex="bold"/>
    </style:style>
    <style:style style:name="P12" style:family="paragraph" style:parent-style-name="Standard">
      <style:text-properties style:font-name="Courier New" fo:font-weight="bold" officeooo:paragraph-rsid="00031ec7" style:font-weight-asian="bold" style:font-name-complex="Courier New" style:font-weight-complex="bold"/>
    </style:style>
    <style:style style:name="P13" style:family="paragraph" style:parent-style-name="Standard">
      <style:text-properties style:font-name="Courier New" fo:font-weight="bold" officeooo:rsid="0003bc72" officeooo:paragraph-rsid="0003bc72" style:font-weight-asian="bold" style:font-name-complex="Courier New" style:font-weight-complex="bold"/>
    </style:style>
    <style:style style:name="P14" style:family="paragraph" style:parent-style-name="Standard">
      <style:text-properties style:font-name="Courier New" fo:font-weight="bold" officeooo:paragraph-rsid="00031ec7" style:font-weight-asian="bold" style:font-weight-complex="bold"/>
    </style:style>
    <style:style style:name="P15" style:family="paragraph" style:parent-style-name="Standard">
      <style:text-properties style:font-name="Courier New" fo:font-weight="bold" officeooo:paragraph-rsid="0001a54e" style:language-asian="ja" style:country-asian="JP" style:font-weight-asian="bold" style:font-weight-complex="bold"/>
    </style:style>
    <style:style style:name="P16" style:family="paragraph" style:parent-style-name="Standard">
      <style:paragraph-properties fo:text-align="start" style:justify-single-word="false" style:text-autospace="ideograph-alpha"/>
      <style:text-properties officeooo:paragraph-rsid="0001a54e"/>
    </style:style>
    <style:style style:name="P17" style:family="paragraph" style:parent-style-name="Standard">
      <style:paragraph-properties fo:text-align="start" style:justify-single-word="false" style:text-autospace="ideograph-alpha"/>
      <style:text-properties officeooo:paragraph-rsid="00031ec7"/>
    </style:style>
    <style:style style:name="P18" style:family="paragraph" style:parent-style-name="Standard">
      <style:text-properties officeooo:paragraph-rsid="0001a54e"/>
    </style:style>
    <style:style style:name="P19" style:family="paragraph" style:parent-style-name="Standard">
      <style:paragraph-properties fo:text-align="start" style:justify-single-word="false" style:text-autospace="ideograph-alpha"/>
      <style:text-properties officeooo:rsid="0001a54e" officeooo:paragraph-rsid="0001a54e"/>
    </style:style>
    <style:style style:name="P20" style:family="paragraph" style:parent-style-name="Standard">
      <style:paragraph-properties fo:text-align="start" style:justify-single-word="false" style:text-autospace="ideograph-alpha"/>
      <style:text-properties officeooo:rsid="000747d9" officeooo:paragraph-rsid="00031ec7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31ec7" fo:background-color="transparent" style:font-name-asian="Liberation Serif1" style:font-name-complex="Liberation Serif1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747d9" officeooo:paragraph-rsid="00031ec7" fo:background-color="transparent" style:font-name-asian="Liberation Serif1" style:font-name-complex="Liberation Serif1"/>
    </style:style>
    <style:style style:name="P23" style:family="paragraph" style:parent-style-name="Standard">
      <style:text-properties officeooo:paragraph-rsid="00031ec7"/>
    </style:style>
    <style:style style:name="P24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1a54e"/>
    </style:style>
    <style:style style:name="P25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31ec7"/>
    </style:style>
    <style:style style:name="P26" style:family="paragraph" style:parent-style-name="Standard">
      <style:paragraph-properties fo:break-before="page" fo:padding-left="0.212cm" fo:padding-right="0cm" fo:padding-top="0cm" fo:padding-bottom="0cm" fo:border-left="0.06pt solid #000000" fo:border-right="none" fo:border-top="none" fo:border-bottom="none"/>
      <style:text-properties officeooo:paragraph-rsid="00031ec7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rsid="0004ea41" officeooo:paragraph-rsid="00045d8b" fo:background-color="transparent" style:font-name-asian="Courier New1" style:font-weight-asian="bold" style:font-name-complex="Courier New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747d9" style:language-asian="ja" style:country-asian="JP"/>
    </style:style>
    <style:style style:name="T3" style:family="text">
      <style:text-properties officeooo:rsid="00114100" style:language-asian="ja" style:country-asian="JP"/>
    </style:style>
    <style:style style:name="T4" style:family="text">
      <style:text-properties officeooo:rsid="000747d9"/>
    </style:style>
    <style:style style:name="T5" style:family="text">
      <style:text-properties officeooo:rsid="00114100"/>
    </style:style>
    <style:style style:name="T6" style:family="text">
      <style:text-properties officeooo:rsid="000de9d7"/>
    </style:style>
    <style:style style:name="T7" style:family="text">
      <style:text-properties officeooo:rsid="000585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>Nombre</text:p>
          </table:table-cell>
          <table:table-cell table:style-name="Tabla5.B6" office:value-type="string">
            <text:p text:style-name="P5">Usuario logeado</text:p>
          </table:table-cell>
        </table:table-row>
        <table:table-row table:style-name="Tabla5.1">
          <table:table-cell table:style-name="Tabla5.A1" office:value-type="string">
            <text:p text:style-name="P3">Operación</text:p>
          </table:table-cell>
          <table:table-cell table:style-name="Tabla5.B6" office:value-type="string">
            <text:p text:style-name="P7">UsuarioLogeado(): Boolean</text:p>
          </table:table-cell>
        </table:table-row>
        <table:table-row table:style-name="Tabla5.1">
          <table:table-cell table:style-name="Tabla5.A1" office:value-type="string">
            <text:p text:style-name="P3">Entrada</text:p>
          </table:table-cell>
          <table:table-cell table:style-name="Tabla5.B6" office:value-type="string">
            <text:p text:style-name="P16">-</text:p>
          </table:table-cell>
        </table:table-row>
        <table:table-row table:style-name="Tabla5.1">
          <table:table-cell table:style-name="Tabla5.A1" office:value-type="string">
            <text:p text:style-name="P3">Salida</text:p>
          </table:table-cell>
          <table:table-cell table:style-name="Tabla5.B6" office:value-type="string">
            <text:p text:style-name="P19">Un boleano que indica si en el sistema existe un usuario logeado acutalmente.</text:p>
          </table:table-cell>
        </table:table-row>
        <table:table-row table:style-name="Tabla5.1">
          <table:table-cell table:style-name="Tabla5.A1" office:value-type="string">
            <text:p text:style-name="P3">Descripción</text:p>
          </table:table-cell>
          <table:table-cell table:style-name="Tabla5.B6" office:value-type="string">
            <text:p text:style-name="P19">Indica si en el sistema existe un usuario logeado.</text:p>
          </table:table-cell>
        </table:table-row>
        <table:table-row table:style-name="Tabla5.1">
          <table:table-cell table:style-name="Tabla5.A1" office:value-type="string">
            <text:p text:style-name="P3">Excepciones</text:p>
          </table:table-cell>
          <table:table-cell table:style-name="Tabla5.B6" office:value-type="string">
            <text:p text:style-name="P16">-</text:p>
          </table:table-cell>
        </table:table-row>
      </table:table>
      <text:p text:style-name="P1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">Precondiciones y Postcondiciones</text:p>
          </table:table-cell>
        </table:table-row>
        <table:table-row table:style-name="Tabla6.1">
          <table:table-cell table:style-name="Tabla6.A2" office:value-type="string">
            <text:p text:style-name="P10">Pre: -</text:p>
            <text:p text:style-name="P10"/>
            <text:p text:style-name="P15">Post: -</text:p>
          </table:table-cell>
        </table:table-row>
      </table:table>
      <text:p text:style-name="P18"/>
      <text:p text:style-name="P2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</text:p>
          </table:table-cell>
          <table:table-cell table:style-name="Tabla1.B6" office:value-type="string">
            <text:p text:style-name="P6">Registro reserva</text:p>
          </table:table-cell>
        </table:table-row>
        <table:table-row table:style-name="Tabla1.1">
          <table:table-cell table:style-name="Tabla1.A1" office:value-type="string">
            <text:p text:style-name="P4">Operación</text:p>
          </table:table-cell>
          <table:table-cell table:style-name="Tabla1.B6" office:value-type="string">
            <text:p text:style-name="P8">registroReserva(ci_user: int, ci_doc: int, fecha_reserva: Fecha, fecha_consulta: Fecha): void</text:p>
          </table:table-cell>
        </table:table-row>
        <table:table-row table:style-name="Tabla1.1">
          <table:table-cell table:style-name="Tabla1.A1" office:value-type="string">
            <text:p text:style-name="P4">Entrada</text:p>
          </table:table-cell>
          <table:table-cell table:style-name="Tabla1.B6" office:value-type="string">
            <text:p text:style-name="P20">ci_user indica la cédula del usuario socio al cual se le va a registrar la reserva, la ci_doc indica la cédula del usuario médico el cual atiende dicha consulta, la fecha_reserva indica la fecha en la cual se reservó la consulta y fecha_consulta indica el día en cual se efectuó la consulta.</text:p>
          </table:table-cell>
        </table:table-row>
        <table:table-row table:style-name="Tabla1.1">
          <table:table-cell table:style-name="Tabla1.A1" office:value-type="string">
            <text:p text:style-name="P4">Salida</text:p>
          </table:table-cell>
          <table:table-cell table:style-name="Tabla1.B6" office:value-type="string">
            <text:p text:style-name="P17">-</text:p>
          </table:table-cell>
        </table:table-row>
        <table:table-row table:style-name="Tabla1.1">
          <table:table-cell table:style-name="Tabla1.A1" office:value-type="string">
            <text:p text:style-name="P4">Descripción</text:p>
          </table:table-cell>
          <table:table-cell table:style-name="Tabla1.B6" office:value-type="string">
            <text:p text:style-name="P20">Esta operación certifica que un usuario asistió a la consulta que había reservado.</text:p>
          </table:table-cell>
        </table:table-row>
        <table:table-row table:style-name="Tabla1.1">
          <table:table-cell table:style-name="Tabla1.A1" office:value-type="string">
            <text:p text:style-name="P4">Excepciones</text:p>
          </table:table-cell>
          <table:table-cell table:style-name="Tabla1.B6" office:value-type="string">
            <text:p text:style-name="P21">Si no se cumple pre1 se lanza la excepción ExNoEstaLogueado.</text:p>
            <text:p text:style-name="P22">Si no se cumple pre2 se lanza la excepción NoExisteUsuario</text:p>
          </table:table-cell>
        </table:table-row>
      </table:table>
      <text:p text:style-name="P2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Precondiciones y Postcondiciones</text:p>
          </table:table-cell>
        </table:table-row>
        <table:table-row table:style-name="Tabla2.1">
          <table:table-cell table:style-name="Tabla2.A2" office:value-type="string">
            <text:p text:style-name="P27">Pre<text:span text:style-name="T6">1</text:span>: <text:span text:style-name="T7">Existe en la memoria del sistema un usuario logueado de tipo administrativo.</text:span></text:p>
            <text:p text:style-name="P12"/>
            <text:p text:style-name="P11">Pre2: En el sistema deben existir una instancia de Usuario de tipo socio cuya ci == ci_user y otra instancia de Usuario de tipo médico cuya ci == ci_doc</text:p>
            <text:p text:style-name="P11"/>
            <text:p text:style-name="P13">Pre3: En el sistema debe existir una instancia de consulta con reserva con fechahora_reserva == fecha_reserva y fechahora_consulta == fecha_consulta.</text:p>
            <text:p text:style-name="P12"/>
            <text:p text:style-name="P14"><text:span text:style-name="T1">Post: </text:span><text:span text:style-name="T2">En el sistema se modifica el atributo asiste a TRUE de la instancia de consulta con reserva que tenga fechahora_reserva == fecha_reserva, fechahora_consulta == fecha_consulta, tenga un link a una instancia de Usuario de tipo socio con ci == ci_user y un link a una instancia de usuario de tipo médico con ci == ci_doc.</text:span></text:p>
          </table:table-cell>
        </table:table-row>
      </table:table>
      <text:p text:style-name="P23"/>
      <text:p text:style-name="P25"/>
      <text:p text:style-name="P2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Nombre</text:p>
          </table:table-cell>
          <table:table-cell table:style-name="Tabla3.B6" office:value-type="string">
            <text:p text:style-name="P6">Registro <text:span text:style-name="T5">emergencia</text:span></text:p>
          </table:table-cell>
        </table:table-row>
        <table:table-row table:style-name="Tabla3.1">
          <table:table-cell table:style-name="Tabla3.A1" office:value-type="string">
            <text:p text:style-name="P4">Operación</text:p>
          </table:table-cell>
          <table:table-cell table:style-name="Tabla3.B6" office:value-type="string">
            <text:p text:style-name="P9">registroEmergencia(ci_user: int, ci_doc: int, motivo: String, fecha_consulta: Fecha): void</text:p>
          </table:table-cell>
        </table:table-row>
        <table:table-row table:style-name="Tabla3.1">
          <table:table-cell table:style-name="Tabla3.A1" office:value-type="string">
            <text:p text:style-name="P4">Entrada</text:p>
          </table:table-cell>
          <table:table-cell table:style-name="Tabla3.B6" office:value-type="string">
            <text:p text:style-name="P20">ci_user indica la cédula del usuario socio al cual se le va a registrar la reserva, la ci_doc indica la cédula del usuario médico el cual atiende dicha consulta, <text:span text:style-name="T5">motivo indica el motivo por el cual se asiste a la emergencia</text:span> y fecha_consulta indica el día en cual se efectuó la consulta.</text:p>
          </table:table-cell>
        </table:table-row>
        <table:table-row table:style-name="Tabla3.1">
          <table:table-cell table:style-name="Tabla3.A1" office:value-type="string">
            <text:p text:style-name="P4">Salida</text:p>
          </table:table-cell>
          <table:table-cell table:style-name="Tabla3.B6" office:value-type="string">
            <text:p text:style-name="P17">-</text:p>
          </table:table-cell>
        </table:table-row>
        <table:table-row table:style-name="Tabla3.1">
          <table:table-cell table:style-name="Tabla3.A1" office:value-type="string">
            <text:p text:style-name="P4">Descripción</text:p>
          </table:table-cell>
          <table:table-cell table:style-name="Tabla3.B6" office:value-type="string">
            <text:p text:style-name="P20">Esta operació<text:span text:style-name="T5">n ingresa una nueva consulta de emergencia con los datos ingresados como parámetro.</text:span></text:p>
          </table:table-cell>
        </table:table-row>
        <table:table-row table:style-name="Tabla3.1">
          <table:table-cell table:style-name="Tabla3.A1" office:value-type="string">
            <text:p text:style-name="P4">Excepciones</text:p>
          </table:table-cell>
          <table:table-cell table:style-name="Tabla3.B6" office:value-type="string">
            <text:p text:style-name="P21">Si no se cumple pre1 se lanza la excepción ExNoEstaLogueado.</text:p>
            <text:p text:style-name="P22">Si no se cumple pre2 se lanza la excepción NoExisteUsuario</text:p>
          </table:table-cell>
        </table:table-row>
      </table:table>
      <text:p text:style-name="P2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Precondiciones y Postcondiciones</text:p>
          </table:table-cell>
        </table:table-row>
        <table:table-row table:style-name="Tabla4.1">
          <table:table-cell table:style-name="Tabla4.A2" office:value-type="string">
            <text:p text:style-name="P27">Pre<text:span text:style-name="T6">1</text:span>: <text:span text:style-name="T7">Existe en la memoria del sistema un usuario logueado de tipo administrativo.</text:span></text:p>
            <text:p text:style-name="P12"/>
            <text:p text:style-name="P11">Pre2: En el sistema deben existir una instancia de Usuario de tipo socio cuya ci == ci_user y otra instancia de Usuario de tipo médico cuya ci == ci_doc</text:p>
            <text:p text:style-name="P12"/>
            <text:p text:style-name="P14"><text:span text:style-name="T1">Post: </text:span><text:span text:style-name="T2">En el sistema se </text:span><text:span text:style-name="T3">crea una </text:span><text:span text:style-name="T2">la instancia de consult</text:span><text:span text:style-name="T3">a de emergencia</text:span><text:span text:style-name="T2"> que tenga fechahora_consulta == fecha_consulta, </text:span><text:span text:style-name="T3">se crea </text:span><text:span text:style-name="T2">un link </text:span><text:span text:style-name="T3">entre la</text:span><text:span text:style-name="T2"> instancia de Usuario de tipo socio con ci == ci_user y un link a una instancia de usuario de tipo médico con ci == ci_doc </text:span><text:span text:style-name="T3">con la consulta de emergencia antes creada.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/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2:29:16.686159064</meta:creation-date>
    <dc:date>2014-05-10T16:19:42.016944461</dc:date>
    <meta:editing-duration>P0D</meta:editing-duration>
    <meta:editing-cycles>3</meta:editing-cycles>
    <meta:generator>LibreOffice/4.2.3.3$Linux_X86_64 LibreOffice_project/420m0$Build-3</meta:generator>
    <meta:document-statistic meta:table-count="6" meta:image-count="0" meta:object-count="0" meta:page-count="2" meta:paragraph-count="50" meta:word-count="470" meta:character-count="2889" meta:non-whitespace-character-count="2469"/>
  </office:meta>
</office:document-meta>
</file>